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3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6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number-columns-repeated="2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table:number-columns-repeated="2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4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2" table:style-name="ce7" office:value-type="string">
            <text:p>F</text:p>
          </table:table-cell>
          <table:table-cell table:number-columns-repeated="2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0:12:55</dc:date>
    <dc:creator>Gregory Kapfhammer</dc:creator>
    <meta:editing-duration>P26DT1H31M5S</meta:editing-duration>
    <meta:editing-cycles>24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47" meta:object-count="0"/>
  </office:meta>
</office:document-meta>
</file>